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" fo:font-size="36pt" officeooo:rsid="001945d2" officeooo:paragraph-rsid="001945d2" style:font-size-asian="31.5pt" style:font-size-complex="36pt"/>
    </style:style>
    <style:style style:name="P2" style:family="paragraph" style:parent-style-name="Standard">
      <style:text-properties style:font-name="Lato" fo:font-size="36pt" officeooo:rsid="001aedea" officeooo:paragraph-rsid="001aedea" style:font-size-asian="31.5pt" style:font-size-complex="36pt"/>
    </style:style>
    <style:style style:name="P3" style:family="paragraph" style:parent-style-name="Standard">
      <style:text-properties style:font-name="Lato" fo:font-size="36pt" officeooo:rsid="001bb787" officeooo:paragraph-rsid="001bb787" style:font-size-asian="31.5pt" style:font-size-complex="36pt"/>
    </style:style>
    <style:style style:name="P4" style:family="paragraph" style:parent-style-name="Text_20_body">
      <style:paragraph-properties fo:margin-top="0in" fo:margin-bottom="0.1965in" loext:contextual-spacing="false"/>
      <style:text-properties style:font-name="Lato" fo:font-size="36pt" officeooo:rsid="001aedea" officeooo:paragraph-rsid="001aedea" style:font-size-asian="31.5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dies and Gentlemen,</text:p>
      <text:p text:style-name="P1"/>
      <text:p text:style-name="P1">We know the rara surrounding the dissemination of the personal computer across the world; Steve Jobs told the world, the time had arrived when these computers would enhance the human mind. <text:s/></text:p>
      <text:p text:style-name="P1"/>
      <text:p text:style-name="P2">We have today something whose worth for rara is hundreds of thousands more important. <text:s/>I will give you first rough statistical simulation <text:soft-page-break/>proof that every person in the world has a soul mate. <text:s/><text:line-break/><text:line-break/>Let me define what a soul mate means. <text:s/>There are levels of severity in the definition. <text:s/>The most severe is that in all of eternity, in time and space, there is a single other soul who is precisely adapted to each of us. <text:s/>This definition is interesting and is connected to mythology pronounces in Plato’s Symposium in Ancient Greece but also in Indian and Chinese <text:soft-page-break/>and other ancient traditions. <text:s/>We will sidestep the stricter definition. <text:s/>Instead we will answer a much weaker definition, of good marital satisfaction expected in the future for each person.<text:line-break/><text:line-break/>Then we will weaken this further, and seek a personality type class among seven billion and seek an entire class of personality types that will have good marital satisfaction with another entire class. <text:s/>The <text:soft-page-break/>number of classes we are examining is 1024 but our definition of classes are flexible <text:s/>and expansive and could justify <text:s/>1 million classes.<text:line-break/><text:line-break/>Then we will further weaken the goal and be satisfied with predictions of marital satisfaction with R^2=0.18 which is not great but that’s what we have.<text:line-break/><text:line-break/>We now have a result for 85% of the classes. <text:s/>We can show by <text:soft-page-break/>simulation that 85% of the classes of 1-1024 types there is at least a corresponding soul mate class. <text:s/>That is the result I announce now. <text:line-break/><text:line-break/>This is a monumental achievement, for it addresses not extension of the mind but a much more fundamental confusion in human affairs, the idea that every person has a soul mate out there with whom <text:s/>marriage or romance would be blissful and satisfy the deep <text:soft-page-break/>loneliness that is all of our heritage deep within. <text:s/><text:line-break/><text:line-break/>Thanks,<text:line-break/>ZULFIKAR MOINUDDIN AHMED</text:p>
      <text:p text:style-name="P2"/>
      <text:p text:style-name="P3"><text:bookmark text:name="rstudio_console_output"/>The precise issue is rowSums(countMatrix) for 1024x1024 on 1 million pairs of big five variables with Q1+Q2&gt;tail produced 163 zero rows (no soul mate) leaving 85% with at least one soul mate class by this metric. <text:s/><text:line-break/><text:bookmark text:name="rstudio_console_output1"/><text:soft-page-break/><text:line-break/>Q1,Q2 use exact coefficients from published psychology studies so this is a realistic simulation; what is missing is that Q1,Q2 are analytic and not measured marital satisfaction. <text:s/>But this is a MONUMENTAL STEP in the history of humanity. <text:s/>Nothing remotely close has ever been established on the problem of soul mates.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4:02:56.039601961</meta:creation-date>
    <dc:date>2020-11-02T14:28:58.340628909</dc:date>
    <meta:editing-duration>PT4M42S</meta:editing-duration>
    <meta:editing-cycles>1</meta:editing-cycles>
    <meta:document-statistic meta:table-count="0" meta:image-count="0" meta:object-count="0" meta:page-count="7" meta:paragraph-count="4" meta:word-count="428" meta:character-count="2541" meta:non-whitespace-character-count="2087"/>
    <meta:generator>LibreOffice/6.4.3.2$Linux_X86_64 LibreOffice_project/40$Build-2</meta:generator>
  </office:meta>
</office:document-meta>
</file>